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6393" officeooo:paragraph-rsid="00156393"/>
    </style:style>
    <style:style style:name="P2" style:family="paragraph" style:parent-style-name="Standard">
      <style:text-properties officeooo:rsid="00156393" officeooo:paragraph-rsid="001a9be3"/>
    </style:style>
    <style:style style:name="P3" style:family="paragraph" style:parent-style-name="Standard">
      <style:paragraph-properties fo:text-align="center" style:justify-single-word="false"/>
      <style:text-properties fo:font-size="14pt" officeooo:rsid="00156393" officeooo:paragraph-rsid="00156393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1975d0" officeooo:paragraph-rsid="0019c35f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191970" fo:font-size="16pt" fo:font-weight="bold" officeooo:rsid="0019c35f" officeooo:paragraph-rsid="0019c35f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19c35f" officeooo:paragraph-rsid="0019c35f"/>
    </style:style>
    <style:style style:name="P7" style:family="paragraph" style:parent-style-name="Standard">
      <style:text-properties officeooo:paragraph-rsid="0019c35f"/>
    </style:style>
    <style:style style:name="P8" style:family="paragraph" style:parent-style-name="Standard">
      <style:text-properties officeooo:rsid="001975d0" officeooo:paragraph-rsid="0019c35f"/>
    </style:style>
    <style:style style:name="P9" style:family="paragraph" style:parent-style-name="Standard">
      <style:text-properties officeooo:paragraph-rsid="001975d0"/>
    </style:style>
    <style:style style:name="P10" style:family="paragraph" style:parent-style-name="Standard">
      <style:text-properties officeooo:rsid="001c8f89" officeooo:paragraph-rsid="001c8f89"/>
    </style:style>
    <style:style style:name="P11" style:family="paragraph" style:parent-style-name="Standard">
      <style:text-properties officeooo:rsid="001e3931" officeooo:paragraph-rsid="001e3931"/>
    </style:style>
    <style:style style:name="P12" style:family="paragraph" style:parent-style-name="Standard">
      <style:text-properties officeooo:rsid="001e3931" officeooo:paragraph-rsid="001ee0e4"/>
    </style:style>
    <style:style style:name="T1" style:family="text">
      <style:text-properties officeooo:rsid="0016991b"/>
    </style:style>
    <style:style style:name="T2" style:family="text">
      <style:text-properties officeooo:rsid="001975d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c35f" style:font-weight-asian="bold" style:font-weight-complex="bold"/>
    </style:style>
    <style:style style:name="T5" style:family="text">
      <style:text-properties fo:font-weight="bold" officeooo:rsid="001ee0e4" style:font-weight-asian="bold" style:font-weight-complex="bold"/>
    </style:style>
    <style:style style:name="T6" style:family="text">
      <style:text-properties officeooo:rsid="001c8f89"/>
    </style:style>
    <style:style style:name="T7" style:family="text">
      <style:text-properties officeooo:rsid="002205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sease detection with Retinal optical coherence tomography (OCT)</text:p>
      <text:p text:style-name="P3"/>
      <text:p text:style-name="P4"><text:span text:style-name="T3">Objetivo</text:span>: Crear un modelo capaz de clasificar imágenes OCT según la patología del paciente.</text:p>
      <text:p text:style-name="P4"/>
      <text:p text:style-name="P1"><text:span text:style-name="T3">Data</text:span><text:span text:style-name="T4">set</text:span><text:span text:style-name="T3">:</text:span> <text:a xlink:type="simple" xlink:href="https://www.kaggle.com/paultimothymooney/kermany2018" text:style-name="Internet_20_link" text:visited-style-name="Visited_20_Internet_20_Link">https://www.kaggle.com/paultimothymooney/kermany</text:a></text:p>
      <text:p text:style-name="P9"/>
      <text:p text:style-name="P2">L1. <text:span text:style-name="T7">Procesado de datos con numpy, scipy y PIL.</text:span></text:p>
      <text:p text:style-name="P2"><text:span text:style-name="T6">L2. C</text:span>lasificación de las imágenes en CNV, DME, DRUSEN y NORMAL.</text:p>
      <text:p text:style-name="P1"><text:tab/>1. Red neuronal <text:span text:style-name="T6">convolucional con Keras </text:span>para detectar las features. Aplicar aprendizaje de transferencia <text:span text:style-name="T6">(Tensorflow).</text:span></text:p>
      <text:p text:style-name="P1"><text:tab/>2. Clasificación de imagen <text:span text:style-name="T1">con ML, aplicando las librerías sklearn o H2O.</text:span></text:p>
      <text:p text:style-name="P1">L<text:span text:style-name="T6">3</text:span>. Crear una interfaz gráfica.</text:p>
      <text:p text:style-name="P1">L<text:span text:style-name="T6">4</text:span>. Crear un programa ejecutable.</text:p>
      <text:p text:style-name="P10"/>
      <text:p text:style-name="P1"/>
      <text:p text:style-name="P12"><text:span text:style-name="T3">Otro posible dataset </text:span><text:span text:style-name="T5">del mismo tema</text:span><text:span text:style-name="T3">:</text:span> <text:a xlink:type="simple" xlink:href="https://www.kaggle.com/sovitrath/diabetic-retinopathy-224x224-grayscale-images" text:style-name="Internet_20_link" text:visited-style-name="Visited_20_Internet_20_Link">https://www.kaggle.com/sovitrath/diabetic-retinopathy-224x224-grayscale-images</text:a></text:p>
      <text:p text:style-name="P12"/>
      <text:p text:style-name="P12"/>
      <text:p text:style-name="P12"/>
      <text:p text:style-name="P1"/>
      <text:p text:style-name="P6">Más info:</text:p>
      <text:p text:style-name="P8">- Neovascularización Coroidea (CNV, Choroidal Neurovascularization) es la creación de nuevos vasos sanguíneos en la capa coroidea del ojo, y la causa más común de la degeneración de la mácula.</text:p>
      <text:p text:style-name="P7"><text:span text:style-name="T2">- Edema Macular diabético (DME, Diabetic Macular Edema): Daño o bloqueo de los </text:span>vasos sanguíneos de la pared interna anterior del ojo (retina).</text:p>
      <text:p text:style-name="P8">- Las drusas (DRUSEN) son pequeñas acumulaciones de material extracelular de color amarillo que se depositan en la retina.</text:p>
      <text:p text:style-name="P8"/>
      <text:p text:style-name="P8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21:14:58.001054756</meta:creation-date>
    <dc:date>2020-05-13T00:30:48.315838945</dc:date>
    <meta:editing-duration>PT29M4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62" meta:character-count="1159" meta:non-whitespace-character-count="1009"/>
  </office:meta>
</office:document-meta>
</file>